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f23cc" officeooo:paragraph-rsid="000f23cc" style:font-weight-asian="bold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margin-top="0.0835in" fo:margin-bottom="0.0972in" style:contextual-spacing="false" fo:orphans="2" fo:widows="2" fo:text-indent="0in" style:auto-text-indent="false"/>
    </style:style>
    <style:style style:name="P4" style:family="paragraph" style:parent-style-name="Text_20_body" style:list-style-name="L2">
      <style:paragraph-properties fo:margin-left="0in" fo:margin-right="0.0835in" fo:margin-top="0.2083in" fo:margin-bottom="0in" style:contextual-spacing="false" fo:text-indent="0in" style:auto-text-indent="false"/>
    </style:style>
    <style:style style:name="P5" style:family="paragraph" style:parent-style-name="Text_20_body" style:list-style-name="L3">
      <style:paragraph-properties fo:margin-left="0in" fo:margin-right="0.0835in" fo:margin-top="0.2083in" fo:margin-bottom="0in" style:contextual-spacing="false" fo:text-indent="0in" style:auto-text-indent="false"/>
    </style:style>
    <style:style style:name="P6" style:family="paragraph" style:parent-style-name="Text_20_body" style:list-style-name="L4">
      <style:paragraph-properties fo:margin-left="0in" fo:margin-right="0.0835in" fo:margin-top="0.2083in" fo:margin-bottom="0in" style:contextual-spacing="false" fo:text-indent="0in" style:auto-text-indent="false"/>
    </style:style>
    <style:style style:name="P7" style:family="paragraph" style:parent-style-name="Text_20_body" style:list-style-name="L5">
      <style:paragraph-properties fo:margin-left="0in" fo:margin-right="0.0835in" fo:margin-top="0.2083in" fo:margin-bottom="0in" style:contextual-spacing="false" fo:text-indent="0in" style:auto-text-indent="false"/>
    </style:style>
    <style:style style:name="P8" style:family="paragraph" style:parent-style-name="Text_20_body" style:list-style-name="L6">
      <style:paragraph-properties fo:margin-left="0in" fo:margin-right="0.0835in" fo:margin-top="0.2083in" fo:margin-bottom="0in" style:contextual-spacing="false" fo:text-indent="0in" style:auto-text-indent="false"/>
    </style:style>
    <style:style style:name="P9" style:family="paragraph" style:parent-style-name="Text_20_body" style:list-style-name="L7">
      <style:paragraph-properties fo:margin-left="0in" fo:margin-right="0.0835in" fo:margin-top="0.2083in" fo:margin-bottom="0in" style:contextual-spacing="false" fo:text-indent="0in" style:auto-text-indent="false"/>
    </style:style>
    <style:style style:name="P10" style:family="paragraph" style:parent-style-name="Text_20_body" style:list-style-name="L8">
      <style:paragraph-properties fo:margin-left="0in" fo:margin-right="0.0835in" fo:margin-top="0.2083in" fo:margin-bottom="0in" style:contextual-spacing="false" fo:text-indent="0in" style:auto-text-indent="false"/>
    </style:style>
    <style:style style:name="P11" style:family="paragraph" style:parent-style-name="Text_20_body" style:list-style-name="L9">
      <style:paragraph-properties fo:margin-left="0in" fo:margin-right="0.0835in" fo:margin-top="0.2083in" fo:margin-bottom="0in" style:contextual-spacing="false" fo:text-indent="0in" style:auto-text-indent="false"/>
    </style:style>
    <style:style style:name="P12" style:family="paragraph" style:parent-style-name="Text_20_body" style:list-style-name="L10">
      <style:paragraph-properties fo:margin-left="0in" fo:margin-right="0.0835in" fo:margin-top="0.2083in" fo:margin-bottom="0in" style:contextual-spacing="false" fo:text-indent="0in" style:auto-text-indent="false"/>
    </style:style>
    <style:style style:name="P13" style:family="paragraph" style:parent-style-name="Text_20_body" style:list-style-name="L11">
      <style:paragraph-properties fo:margin-left="0in" fo:margin-right="0.0835in" fo:margin-top="0.2083in" fo:margin-bottom="0in" style:contextual-spacing="false" fo:text-indent="0in" style:auto-text-indent="false"/>
    </style:style>
    <style:style style:name="P14" style:family="paragraph" style:parent-style-name="Text_20_body" style:list-style-name="L12">
      <style:paragraph-properties fo:margin-left="0in" fo:margin-right="0.0835in" fo:margin-top="0.2083in" fo:margin-bottom="0in" style:contextual-spacing="false" fo:text-indent="0in" style:auto-text-indent="false"/>
    </style:style>
    <style:style style:name="P15" style:family="paragraph" style:parent-style-name="Text_20_body" style:list-style-name="L13">
      <style:paragraph-properties fo:margin-left="0in" fo:margin-right="0.0835in" fo:margin-top="0.2083in" fo:margin-bottom="0in" style:contextual-spacing="false" fo:text-indent="0in" style:auto-text-indent="false"/>
    </style:style>
    <style:style style:name="P16" style:family="paragraph" style:parent-style-name="Text_20_body" style:list-style-name="L14">
      <style:paragraph-properties fo:margin-left="0in" fo:margin-right="0.0835in" fo:margin-top="0.2083in" fo:margin-bottom="0in" style:contextual-spacing="false" fo:text-indent="0in" style:auto-text-indent="false"/>
    </style:style>
    <style:style style:name="P17" style:family="paragraph" style:parent-style-name="Text_20_body" style:list-style-name="L15">
      <style:paragraph-properties fo:margin-left="0in" fo:margin-right="0.0835in" fo:margin-top="0.2083in" fo:margin-bottom="0in" style:contextual-spacing="false" fo:text-indent="0in" style:auto-text-indent="false"/>
    </style:style>
    <style:style style:name="P18" style:family="paragraph" style:parent-style-name="Text_20_body" style:list-style-name="L16">
      <style:paragraph-properties fo:margin-left="0in" fo:margin-right="0.0835in" fo:margin-top="0.2083in" fo:margin-bottom="0in" style:contextual-spacing="false" fo:text-indent="0in" style:auto-text-indent="false"/>
    </style:style>
    <style:style style:name="P19" style:family="paragraph" style:parent-style-name="Text_20_body" style:list-style-name="L17">
      <style:paragraph-properties fo:margin-left="0in" fo:margin-right="0.0835in" fo:margin-top="0.2083in" fo:margin-bottom="0in" style:contextual-spacing="false" fo:text-indent="0in" style:auto-text-indent="false"/>
    </style:style>
    <style:style style:name="P20" style:family="paragraph" style:parent-style-name="Text_20_body" style:list-style-name="L18">
      <style:paragraph-properties fo:margin-left="0in" fo:margin-right="0.0835in" fo:margin-top="0.2083in" fo:margin-bottom="0in" style:contextual-spacing="false" fo:text-indent="0in" style:auto-text-indent="false"/>
    </style:style>
    <style:style style:name="P21" style:family="paragraph" style:parent-style-name="Text_20_body" style:list-style-name="L19">
      <style:paragraph-properties fo:margin-left="0in" fo:margin-right="0.0835in" fo:margin-top="0.2083in" fo:margin-bottom="0in" style:contextual-spacing="false" fo:text-indent="0in" style:auto-text-indent="false"/>
    </style:style>
    <style:style style:name="P22" style:family="paragraph" style:parent-style-name="Text_20_body" style:list-style-name="L20">
      <style:paragraph-properties fo:margin-left="0in" fo:margin-right="0.0835in" fo:margin-top="0.2083in" fo:margin-bottom="0in" style:contextual-spacing="false" fo:text-indent="0in" style:auto-text-indent="false"/>
    </style:style>
    <style:style style:name="P23" style:family="paragraph" style:parent-style-name="Text_20_body" style:list-style-name="L21">
      <style:paragraph-properties fo:margin-left="0in" fo:margin-right="0.0835in" fo:margin-top="0.2083in" fo:margin-bottom="0in" style:contextual-spacing="false" fo:text-indent="0in" style:auto-text-indent="false"/>
    </style:style>
    <style:style style:name="P24" style:family="paragraph" style:parent-style-name="Text_20_body" style:list-style-name="L24">
      <style:paragraph-properties fo:margin-left="0in" fo:margin-right="0.0835in" fo:margin-top="0.2083in" fo:margin-bottom="0in" style:contextual-spacing="false" fo:text-indent="0in" style:auto-text-indent="false"/>
    </style:style>
    <style:style style:name="P25" style:family="paragraph" style:parent-style-name="Text_20_body" style:list-style-name="L25">
      <style:paragraph-properties fo:margin-left="0in" fo:margin-right="0.0835in" fo:margin-top="0.2083in" fo:margin-bottom="0in" style:contextual-spacing="false" fo:text-indent="0in" style:auto-text-indent="false"/>
    </style:style>
    <style:style style:name="P26" style:family="paragraph" style:parent-style-name="Text_20_body" style:list-style-name="L27">
      <style:paragraph-properties fo:margin-left="0in" fo:margin-right="0.0835in" fo:margin-top="0.2083in" fo:margin-bottom="0in" style:contextual-spacing="false" fo:text-indent="0in" style:auto-text-indent="false"/>
    </style:style>
    <style:style style:name="P27" style:family="paragraph" style:parent-style-name="Text_20_body" style:list-style-name="L28">
      <style:paragraph-properties fo:margin-left="0in" fo:margin-right="0.0835in" fo:margin-top="0.2083in" fo:margin-bottom="0in" style:contextual-spacing="false" fo:text-indent="0in" style:auto-text-indent="false"/>
    </style:style>
    <style:style style:name="P28" style:family="paragraph" style:parent-style-name="Text_20_body" style:list-style-name="L30">
      <style:paragraph-properties fo:margin-left="0in" fo:margin-right="0.0835in" fo:margin-top="0.2083in" fo:margin-bottom="0in" style:contextual-spacing="false" fo:text-indent="0in" style:auto-text-indent="false"/>
    </style:style>
    <style:style style:name="P29" style:family="paragraph" style:parent-style-name="Text_20_body" style:list-style-name="L31">
      <style:paragraph-properties fo:margin-left="0in" fo:margin-right="0.0835in" fo:margin-top="0.2083in" fo:margin-bottom="0in" style:contextual-spacing="false" fo:text-indent="0in" style:auto-text-indent="false"/>
    </style:style>
    <style:style style:name="P30" style:family="paragraph" style:parent-style-name="Text_20_body" style:list-style-name="L33">
      <style:paragraph-properties fo:margin-left="0in" fo:margin-right="0.0835in" fo:margin-top="0.2083in" fo:margin-bottom="0in" style:contextual-spacing="false" fo:text-indent="0in" style:auto-text-indent="false"/>
    </style:style>
    <style:style style:name="P31" style:family="paragraph" style:parent-style-name="Text_20_body" style:list-style-name="L34">
      <style:paragraph-properties fo:margin-left="0in" fo:margin-right="0.0835in" fo:margin-top="0.2083in" fo:margin-bottom="0in" style:contextual-spacing="false" fo:text-indent="0in" style:auto-text-indent="false"/>
    </style:style>
    <style:style style:name="P32" style:family="paragraph" style:parent-style-name="Text_20_body" style:list-style-name="L36">
      <style:paragraph-properties fo:margin-left="0in" fo:margin-right="0.0835in" fo:margin-top="0.2083in" fo:margin-bottom="0in" style:contextual-spacing="false" fo:text-indent="0in" style:auto-text-indent="false"/>
    </style:style>
    <style:style style:name="P33" style:family="paragraph" style:parent-style-name="Text_20_body" style:list-style-name="L37">
      <style:paragraph-properties fo:margin-left="0in" fo:margin-right="0.0835in" fo:margin-top="0.2083in" fo:margin-bottom="0in" style:contextual-spacing="false" fo:text-indent="0in" style:auto-text-indent="false"/>
    </style:style>
    <style:style style:name="P34" style:family="paragraph" style:parent-style-name="Text_20_body" style:list-style-name="L39">
      <style:paragraph-properties fo:margin-left="0in" fo:margin-right="0.0835in" fo:margin-top="0.2083in" fo:margin-bottom="0in" style:contextual-spacing="false" fo:text-indent="0in" style:auto-text-indent="false"/>
    </style:style>
    <style:style style:name="P35" style:family="paragraph" style:parent-style-name="Text_20_body" style:list-style-name="L40">
      <style:paragraph-properties fo:margin-left="0in" fo:margin-right="0.0835in" fo:margin-top="0.2083in" fo:margin-bottom="0in" style:contextual-spacing="false" fo:text-indent="0in" style:auto-text-indent="false"/>
    </style:style>
    <style:style style:name="P36" style:family="paragraph" style:parent-style-name="Text_20_body" style:list-style-name="L42">
      <style:paragraph-properties fo:margin-left="0in" fo:margin-right="0.0835in" fo:margin-top="0.2083in" fo:margin-bottom="0in" style:contextual-spacing="false" fo:text-indent="0in" style:auto-text-indent="false"/>
    </style:style>
    <style:style style:name="P37" style:family="paragraph" style:parent-style-name="Text_20_body" style:list-style-name="L43">
      <style:paragraph-properties fo:margin-left="0in" fo:margin-right="0.0835in" fo:margin-top="0.2083in" fo:margin-bottom="0in" style:contextual-spacing="false" fo:text-indent="0in" style:auto-text-indent="false"/>
    </style:style>
    <style:style style:name="P38" style:family="paragraph" style:parent-style-name="Text_20_body" style:list-style-name="L45">
      <style:paragraph-properties fo:margin-left="0in" fo:margin-right="0.0835in" fo:margin-top="0.2083in" fo:margin-bottom="0in" style:contextual-spacing="false" fo:text-indent="0in" style:auto-text-indent="false"/>
    </style:style>
    <style:style style:name="P39" style:family="paragraph" style:parent-style-name="Text_20_body" style:list-style-name="L47">
      <style:paragraph-properties fo:margin-left="0in" fo:margin-right="0.0835in" fo:margin-top="0.2083in" fo:margin-bottom="0in" style:contextual-spacing="false" fo:text-indent="0in" style:auto-text-indent="false"/>
    </style:style>
    <style:style style:name="P40" style:family="paragraph" style:parent-style-name="Text_20_body" style:list-style-name="L48">
      <style:paragraph-properties fo:margin-left="0in" fo:margin-right="0.0835in" fo:margin-top="0.2083in" fo:margin-bottom="0in" style:contextual-spacing="false" fo:text-indent="0in" style:auto-text-indent="false"/>
    </style:style>
    <style:style style:name="P41" style:family="paragraph" style:parent-style-name="Text_20_body" style:list-style-name="L50">
      <style:paragraph-properties fo:margin-left="0in" fo:margin-right="0.0835in" fo:margin-top="0.2083in" fo:margin-bottom="0in" style:contextual-spacing="false" fo:text-indent="0in" style:auto-text-indent="false"/>
    </style:style>
    <style:style style:name="P42" style:family="paragraph" style:parent-style-name="Text_20_body" style:list-style-name="L52">
      <style:paragraph-properties fo:margin-left="0in" fo:margin-right="0.0835in" fo:margin-top="0.2083in" fo:margin-bottom="0in" style:contextual-spacing="false" fo:text-indent="0in" style:auto-text-indent="false"/>
    </style:style>
    <style:style style:name="P43" style:family="paragraph" style:parent-style-name="Text_20_body" style:list-style-name="L53">
      <style:paragraph-properties fo:margin-left="0in" fo:margin-right="0.0835in" fo:margin-top="0.2083in" fo:margin-bottom="0in" style:contextual-spacing="false" fo:text-indent="0in" style:auto-text-indent="false"/>
    </style:style>
    <style:style style:name="P44" style:family="paragraph" style:parent-style-name="Text_20_body" style:list-style-name="L55">
      <style:paragraph-properties fo:margin-left="0in" fo:margin-right="0.0835in" fo:margin-top="0.2083in" fo:margin-bottom="0in" style:contextual-spacing="false" fo:text-indent="0in" style:auto-text-indent="false"/>
    </style:style>
    <style:style style:name="P45" style:family="paragraph" style:parent-style-name="Text_20_body" style:list-style-name="L56">
      <style:paragraph-properties fo:margin-left="0in" fo:margin-right="0.0835in" fo:margin-top="0.2083in" fo:margin-bottom="0in" style:contextual-spacing="false" fo:text-indent="0in" style:auto-text-indent="false"/>
    </style:style>
    <style:style style:name="P46" style:family="paragraph" style:parent-style-name="Text_20_body" style:list-style-name="L58">
      <style:paragraph-properties fo:margin-left="0in" fo:margin-right="0.0835in" fo:margin-top="0.2083in" fo:margin-bottom="0in" style:contextual-spacing="false" fo:text-indent="0in" style:auto-text-indent="false"/>
    </style:style>
    <style:style style:name="P47" style:family="paragraph" style:parent-style-name="Text_20_body" style:list-style-name="L59">
      <style:paragraph-properties fo:margin-left="0in" fo:margin-right="0.0835in" fo:margin-top="0.2083in" fo:margin-bottom="0in" style:contextual-spacing="false" fo:text-indent="0in" style:auto-text-indent="false"/>
    </style:style>
    <style:style style:name="P48" style:family="paragraph" style:parent-style-name="Text_20_body" style:list-style-name="L61">
      <style:paragraph-properties fo:margin-left="0in" fo:margin-right="0.0835in" fo:margin-top="0.2083in" fo:margin-bottom="0in" style:contextual-spacing="false" fo:text-indent="0in" style:auto-text-indent="false"/>
    </style:style>
    <style:style style:name="P49" style:family="paragraph" style:parent-style-name="Text_20_body" style:list-style-name="L62">
      <style:paragraph-properties fo:margin-left="0in" fo:margin-right="0.0835in" fo:margin-top="0.2083in" fo:margin-bottom="0in" style:contextual-spacing="false" fo:text-indent="0in" style:auto-text-indent="false"/>
    </style:style>
    <style:style style:name="P50" style:family="paragraph" style:parent-style-name="Text_20_body" style:list-style-name="L64">
      <style:paragraph-properties fo:margin-left="0in" fo:margin-right="0.0835in" fo:margin-top="0.2083in" fo:margin-bottom="0in" style:contextual-spacing="false" fo:text-indent="0in" style:auto-text-indent="false"/>
    </style:style>
    <style:style style:name="P51" style:family="paragraph" style:parent-style-name="Text_20_body" style:list-style-name="L65">
      <style:paragraph-properties fo:margin-left="0in" fo:margin-right="0.0835in" fo:margin-top="0.2083in" fo:margin-bottom="0in" style:contextual-spacing="false" fo:text-indent="0in" style:auto-text-indent="false"/>
    </style:style>
    <style:style style:name="P52" style:family="paragraph" style:parent-style-name="Text_20_body" style:list-style-name="L67">
      <style:paragraph-properties fo:margin-left="0in" fo:margin-right="0.0835in" fo:margin-top="0.2083in" fo:margin-bottom="0in" style:contextual-spacing="false" fo:text-indent="0in" style:auto-text-indent="false"/>
    </style:style>
    <style:style style:name="P53" style:family="paragraph" style:parent-style-name="Text_20_body" style:list-style-name="L68">
      <style:paragraph-properties fo:margin-left="0in" fo:margin-right="0.0835in" fo:margin-top="0.2083in" fo:margin-bottom="0in" style:contextual-spacing="false" fo:text-indent="0in" style:auto-text-indent="false"/>
    </style:style>
    <style:style style:name="P54" style:family="paragraph" style:parent-style-name="Text_20_body" style:list-style-name="L71">
      <style:paragraph-properties fo:margin-left="0in" fo:margin-right="0.0835in" fo:margin-top="0.2083in" fo:margin-bottom="0in" style:contextual-spacing="false" fo:text-indent="0in" style:auto-text-indent="false"/>
    </style:style>
    <style:style style:name="P55" style:family="paragraph" style:parent-style-name="Text_20_body" style:list-style-name="L74">
      <style:paragraph-properties fo:margin-left="0in" fo:margin-right="0.0835in" fo:margin-top="0.2083in" fo:margin-bottom="0in" style:contextual-spacing="false" fo:text-indent="0in" style:auto-text-indent="false"/>
    </style:style>
    <style:style style:name="P56" style:family="paragraph" style:parent-style-name="Text_20_body" style:list-style-name="L75">
      <style:paragraph-properties fo:margin-left="0in" fo:margin-right="0.0835in" fo:margin-top="0.2083in" fo:margin-bottom="0in" style:contextual-spacing="false" fo:text-indent="0in" style:auto-text-indent="false"/>
    </style:style>
    <style:style style:name="P57" style:family="paragraph" style:parent-style-name="Text_20_body" style:list-style-name="L77">
      <style:paragraph-properties fo:margin-top="0in" fo:margin-bottom="0in" style:contextual-spacing="false"/>
    </style:style>
    <style:style style:name="P58" style:family="paragraph" style:parent-style-name="Text_20_body" style:list-style-name="L78">
      <style:paragraph-properties fo:margin-left="0in" fo:margin-right="0.0835in" fo:margin-top="0in" fo:margin-bottom="0in" style:contextual-spacing="false" fo:text-indent="0in" style:auto-text-indent="false"/>
    </style:style>
    <style:style style:name="P59" style:family="paragraph" style:parent-style-name="Text_20_body" style:list-style-name="L79">
      <style:paragraph-properties fo:margin-left="0in" fo:margin-right="0.0835in" fo:margin-top="0in" fo:margin-bottom="0in" style:contextual-spacing="false" fo:text-indent="0in" style:auto-text-indent="false"/>
    </style:style>
    <style:style style:name="P60" style:family="paragraph" style:parent-style-name="Text_20_body" style:list-style-name="L80">
      <style:paragraph-properties fo:margin-left="0in" fo:margin-right="0.0835in" fo:margin-top="0in" fo:margin-bottom="0in" style:contextual-spacing="false" fo:text-indent="0in" style:auto-text-indent="false"/>
    </style:style>
    <style:style style:name="P61" style:family="paragraph" style:parent-style-name="Text_20_body" style:list-style-name="L81">
      <style:paragraph-properties fo:margin-left="0in" fo:margin-right="0.0835in" fo:margin-top="0in" fo:margin-bottom="0in" style:contextual-spacing="false" fo:text-indent="0in" style:auto-text-indent="false"/>
    </style:style>
    <style:style style:name="P62" style:family="paragraph" style:parent-style-name="Text_20_body" style:list-style-name="L82">
      <style:paragraph-properties fo:margin-left="0in" fo:margin-right="0.0835in" fo:margin-top="0in" fo:margin-bottom="0in" style:contextual-spacing="false" fo:text-indent="0in" style:auto-text-indent="false"/>
    </style:style>
    <style:style style:name="P63" style:family="paragraph" style:parent-style-name="Text_20_body" style:list-style-name="L83">
      <style:paragraph-properties fo:margin-left="0in" fo:margin-right="0.0835in" fo:margin-top="0in" fo:margin-bottom="0in" style:contextual-spacing="false" fo:text-indent="0in" style:auto-text-indent="false"/>
    </style:style>
    <style:style style:name="P64" style:family="paragraph" style:parent-style-name="Text_20_body" style:list-style-name="L84">
      <style:paragraph-properties fo:margin-left="0in" fo:margin-right="0.0835in" fo:margin-top="0in" fo:margin-bottom="0in" style:contextual-spacing="false" fo:text-indent="0in" style:auto-text-indent="false"/>
    </style:style>
    <style:style style:name="P65" style:family="paragraph" style:parent-style-name="Text_20_body" style:list-style-name="L85">
      <style:paragraph-properties fo:margin-left="0in" fo:margin-right="0.0835in" fo:margin-top="0in" fo:margin-bottom="0in" style:contextual-spacing="false" fo:text-indent="0in" style:auto-text-indent="false"/>
    </style:style>
    <style:style style:name="P66" style:family="paragraph" style:parent-style-name="Text_20_body" style:list-style-name="L86">
      <style:paragraph-properties fo:margin-left="0in" fo:margin-right="0.0835in" fo:margin-top="0in" fo:margin-bottom="0in" style:contextual-spacing="false" fo:text-indent="0in" style:auto-text-indent="false"/>
    </style:style>
    <style:style style:name="P67" style:family="paragraph" style:parent-style-name="Text_20_body" style:list-style-name="L87">
      <style:paragraph-properties fo:margin-left="0in" fo:margin-right="0.0835in" fo:margin-top="0in" fo:margin-bottom="0in" style:contextual-spacing="false" fo:text-indent="0in" style:auto-text-indent="false"/>
    </style:style>
    <style:style style:name="P68" style:family="paragraph" style:parent-style-name="Text_20_body" style:list-style-name="L88">
      <style:paragraph-properties fo:margin-left="0in" fo:margin-right="0.0835in" fo:margin-top="0in" fo:margin-bottom="0in" style:contextual-spacing="false" fo:text-indent="0in" style:auto-text-indent="false"/>
    </style:style>
    <style:style style:name="P69" style:family="paragraph" style:parent-style-name="Text_20_body" style:list-style-name="L89">
      <style:paragraph-properties fo:margin-left="0in" fo:margin-right="0.0835in" fo:margin-top="0in" fo:margin-bottom="0in" style:contextual-spacing="false" fo:text-indent="0in" style:auto-text-indent="false"/>
    </style:style>
    <style:style style:name="P70" style:family="paragraph" style:parent-style-name="Text_20_body" style:list-style-name="L90">
      <style:paragraph-properties fo:margin-left="0in" fo:margin-right="0.0835in" fo:margin-top="0in" fo:margin-bottom="0in" style:contextual-spacing="false" fo:text-indent="0in" style:auto-text-indent="false"/>
    </style:style>
    <style:style style:name="P71" style:family="paragraph" style:parent-style-name="Text_20_body" style:list-style-name="L91">
      <style:paragraph-properties fo:margin-left="0in" fo:margin-right="0.0835in" fo:margin-top="0in" fo:margin-bottom="0in" style:contextual-spacing="false" fo:text-indent="0in" style:auto-text-indent="false"/>
    </style:style>
    <style:style style:name="P72" style:family="paragraph" style:parent-style-name="Text_20_body" style:list-style-name="L92">
      <style:paragraph-properties fo:margin-left="0in" fo:margin-right="0.0835in" fo:margin-top="0in" fo:margin-bottom="0in" style:contextual-spacing="false" fo:text-indent="0in" style:auto-text-indent="false"/>
    </style:style>
    <style:style style:name="P73" style:family="paragraph" style:parent-style-name="Text_20_body" style:list-style-name="L93">
      <style:paragraph-properties fo:margin-left="0in" fo:margin-right="0.0835in" fo:margin-top="0in" fo:margin-bottom="0in" style:contextual-spacing="false" fo:text-indent="0in" style:auto-text-indent="false"/>
    </style:style>
    <style:style style:name="P74" style:family="paragraph" style:parent-style-name="Text_20_body" style:list-style-name="L94">
      <style:paragraph-properties fo:margin-left="0in" fo:margin-right="0.0835in" fo:margin-top="0in" fo:margin-bottom="0in" style:contextual-spacing="false" fo:text-indent="0in" style:auto-text-indent="false"/>
    </style:style>
    <style:style style:name="P75" style:family="paragraph" style:parent-style-name="Text_20_body" style:list-style-name="L95">
      <style:paragraph-properties fo:margin-left="0in" fo:margin-right="0.0835in" fo:margin-top="0in" fo:margin-bottom="0in" style:contextual-spacing="false" fo:text-indent="0in" style:auto-text-indent="false"/>
    </style:style>
    <style:style style:name="P76" style:family="paragraph" style:parent-style-name="Text_20_body" style:list-style-name="L96">
      <style:paragraph-properties fo:margin-left="0in" fo:margin-right="0.0835in" fo:margin-top="0in" fo:margin-bottom="0in" style:contextual-spacing="false" fo:text-indent="0in" style:auto-text-indent="false"/>
    </style:style>
    <style:style style:name="P77" style:family="paragraph" style:parent-style-name="Text_20_body" style:list-style-name="L97">
      <style:paragraph-properties fo:margin-left="0in" fo:margin-right="0.0835in" fo:margin-top="0in" fo:margin-bottom="0in" style:contextual-spacing="false" fo:text-indent="0in" style:auto-text-indent="false"/>
    </style:style>
    <style:style style:name="P78" style:family="paragraph" style:parent-style-name="Text_20_body" style:list-style-name="L98">
      <style:paragraph-properties fo:margin-left="0in" fo:margin-right="0.0835in" fo:margin-top="0in" fo:margin-bottom="0in" style:contextual-spacing="false" fo:text-indent="0in" style:auto-text-indent="false"/>
    </style:style>
    <style:style style:name="P79" style:family="paragraph" style:parent-style-name="Text_20_body">
      <style:paragraph-properties fo:margin-top="0.2083in" fo:margin-bottom="0in" style:contextual-spacing="false"/>
      <style:text-properties officeooo:rsid="000f23cc" officeooo:paragraph-rsid="000f23cc"/>
    </style:style>
    <style:style style:name="P80" style:family="paragraph" style:parent-style-name="Text_20_body" style:list-style-name="L100">
      <style:paragraph-properties fo:margin-left="0in" fo:margin-right="0.0835in" fo:margin-top="0in" fo:margin-bottom="0in" style:contextual-spacing="false" fo:text-indent="0in" style:auto-text-indent="false"/>
    </style:style>
    <style:style style:name="P81" style:family="paragraph" style:parent-style-name="Text_20_body" style:list-style-name="L101">
      <style:paragraph-properties fo:margin-left="0in" fo:margin-right="0.0835in" fo:margin-top="0in" fo:margin-bottom="0in" style:contextual-spacing="false" fo:text-indent="0in" style:auto-text-indent="false"/>
    </style:style>
    <style:style style:name="P82" style:family="paragraph" style:parent-style-name="Text_20_body" style:list-style-name="L102">
      <style:paragraph-properties fo:margin-left="0in" fo:margin-right="0.0835in" fo:margin-top="0in" fo:margin-bottom="0in" style:contextual-spacing="false" fo:text-indent="0in" style:auto-text-indent="false"/>
    </style:style>
    <style:style style:name="P83" style:family="paragraph" style:parent-style-name="Text_20_body" style:list-style-name="L103">
      <style:paragraph-properties fo:margin-left="0in" fo:margin-right="0.0835in" fo:margin-top="0in" fo:margin-bottom="0in" style:contextual-spacing="false" fo:text-indent="0in" style:auto-text-indent="false"/>
    </style:style>
    <style:style style:name="P84" style:family="paragraph" style:parent-style-name="Text_20_body" style:list-style-name="L104">
      <style:paragraph-properties fo:margin-left="0in" fo:margin-right="0.0835in" fo:margin-top="0in" fo:margin-bottom="0in" style:contextual-spacing="false" fo:text-indent="0in" style:auto-text-indent="false"/>
    </style:style>
    <style:style style:name="P85" style:family="paragraph" style:parent-style-name="Text_20_body" style:list-style-name="L105">
      <style:paragraph-properties fo:margin-left="0in" fo:margin-right="0.0835in" fo:margin-top="0in" fo:margin-bottom="0in" style:contextual-spacing="false" fo:text-indent="0in" style:auto-text-indent="false"/>
    </style:style>
    <style:style style:name="P86" style:family="paragraph" style:parent-style-name="Text_20_body" style:list-style-name="L106">
      <style:paragraph-properties fo:margin-left="0in" fo:margin-right="0.0835in" fo:margin-top="0in" fo:margin-bottom="0in" style:contextual-spacing="false" fo:text-indent="0in" style:auto-text-indent="false"/>
    </style:style>
    <style:style style:name="P87" style:family="paragraph" style:parent-style-name="Text_20_body" style:list-style-name="L107">
      <style:paragraph-properties fo:margin-left="0in" fo:margin-right="0.0835in" fo:margin-top="0in" fo:margin-bottom="0in" style:contextual-spacing="false" fo:text-indent="0in" style:auto-text-indent="false"/>
    </style:style>
    <style:style style:name="P88" style:family="paragraph" style:parent-style-name="Text_20_body" style:list-style-name="L108">
      <style:paragraph-properties fo:margin-left="0in" fo:margin-right="0.0835in" fo:margin-top="0in" fo:margin-bottom="0in" style:contextual-spacing="false" fo:text-indent="0in" style:auto-text-indent="false"/>
    </style:style>
    <style:style style:name="P89" style:family="paragraph" style:parent-style-name="Text_20_body" style:list-style-name="L109">
      <style:paragraph-properties fo:margin-left="0in" fo:margin-right="0.0835in" fo:margin-top="0in" fo:margin-bottom="0in" style:contextual-spacing="false" fo:text-indent="0in" style:auto-text-indent="false"/>
    </style:style>
    <style:style style:name="P90" style:family="paragraph" style:parent-style-name="Text_20_body" style:list-style-name="L110">
      <style:paragraph-properties fo:margin-left="0in" fo:margin-right="0.0835in" fo:margin-top="0in" fo:margin-bottom="0in" style:contextual-spacing="false" fo:text-indent="0in" style:auto-text-indent="false"/>
    </style:style>
    <style:style style:name="P91" style:family="paragraph" style:parent-style-name="Text_20_body" style:list-style-name="L111">
      <style:paragraph-properties fo:margin-left="0in" fo:margin-right="0.0835in" fo:margin-top="0in" fo:margin-bottom="0in" style:contextual-spacing="false" fo:text-indent="0in" style:auto-text-indent="false"/>
    </style:style>
    <style:style style:name="P92" style:family="paragraph" style:parent-style-name="Text_20_body" style:list-style-name="L112">
      <style:paragraph-properties fo:margin-left="0in" fo:margin-right="0.0835in" fo:margin-top="0in" fo:margin-bottom="0in" style:contextual-spacing="false" fo:text-indent="0in" style:auto-text-indent="false"/>
    </style:style>
    <style:style style:name="P93" style:family="paragraph" style:parent-style-name="Text_20_body" style:list-style-name="L113">
      <style:paragraph-properties fo:margin-left="0in" fo:margin-right="0.0835in" fo:margin-top="0in" fo:margin-bottom="0in" style:contextual-spacing="false" fo:text-indent="0in" style:auto-text-indent="false"/>
    </style:style>
    <style:style style:name="P94" style:family="paragraph" style:parent-style-name="Text_20_body" style:list-style-name="L114">
      <style:paragraph-properties fo:margin-left="0in" fo:margin-right="0.0835in" fo:margin-top="0in" fo:margin-bottom="0in" style:contextual-spacing="false" fo:text-indent="0in" style:auto-text-indent="false"/>
    </style:style>
    <style:style style:name="P95" style:family="paragraph" style:parent-style-name="Text_20_body" style:list-style-name="L115">
      <style:paragraph-properties fo:margin-left="0in" fo:margin-right="0.0835in" fo:margin-top="0in" fo:margin-bottom="0in" style:contextual-spacing="false" fo:text-indent="0in" style:auto-text-indent="false"/>
    </style:style>
    <style:style style:name="P96" style:family="paragraph" style:parent-style-name="Text_20_body" style:list-style-name="L116">
      <style:paragraph-properties fo:margin-left="0in" fo:margin-right="0.0835in" fo:margin-top="0in" fo:margin-bottom="0in" style:contextual-spacing="false" fo:text-indent="0in" style:auto-text-indent="false"/>
    </style:style>
    <style:style style:name="P97" style:family="paragraph" style:parent-style-name="Text_20_body" style:list-style-name="L117">
      <style:paragraph-properties fo:margin-left="0in" fo:margin-right="0.0835in" fo:margin-top="0in" fo:margin-bottom="0in" style:contextual-spacing="false" fo:text-indent="0in" style:auto-text-indent="false"/>
    </style:style>
    <style:style style:name="P98" style:family="paragraph" style:parent-style-name="Text_20_body" style:list-style-name="L118">
      <style:paragraph-properties fo:margin-left="0in" fo:margin-right="0.0835in" fo:margin-top="0in" fo:margin-bottom="0in" style:contextual-spacing="false" fo:text-indent="0in" style:auto-text-indent="false"/>
    </style:style>
    <style:style style:name="P99" style:family="paragraph" style:parent-style-name="Text_20_body" style:list-style-name="L119">
      <style:paragraph-properties fo:margin-left="0in" fo:margin-right="0.0835in" fo:margin-top="0in" fo:margin-bottom="0in" style:contextual-spacing="false" fo:text-indent="0in" style:auto-text-indent="false"/>
    </style:style>
    <style:style style:name="P100" style:family="paragraph" style:parent-style-name="Text_20_body" style:list-style-name="L120">
      <style:paragraph-properties fo:margin-left="0in" fo:margin-right="0.0835in" fo:margin-top="0in" fo:margin-bottom="0in" style:contextual-spacing="false" fo:text-indent="0in" style:auto-text-indent="false"/>
    </style:style>
    <style:style style:name="P101" style:family="paragraph" style:parent-style-name="Text_20_body" style:list-style-name="L122">
      <style:paragraph-properties fo:margin-left="0in" fo:margin-right="0.0835in" fo:margin-top="0in" fo:margin-bottom="0in" style:contextual-spacing="false" fo:text-indent="0in" style:auto-text-indent="false"/>
    </style:style>
    <style:style style:name="P102" style:family="paragraph" style:parent-style-name="Text_20_body" style:list-style-name="L123">
      <style:paragraph-properties fo:margin-left="0in" fo:margin-right="0.0835in" fo:margin-top="0in" fo:margin-bottom="0in" style:contextual-spacing="false" fo:text-indent="0in" style:auto-text-indent="false"/>
    </style:style>
    <style:style style:name="P103" style:family="paragraph" style:parent-style-name="Text_20_body" style:list-style-name="L124">
      <style:paragraph-properties fo:margin-left="0in" fo:margin-right="0.0835in" fo:margin-top="0in" fo:margin-bottom="0in" style:contextual-spacing="false" fo:text-indent="0in" style:auto-text-indent="false"/>
    </style:style>
    <style:style style:name="P104" style:family="paragraph" style:parent-style-name="Text_20_body" style:list-style-name="L125">
      <style:paragraph-properties fo:margin-left="0in" fo:margin-right="0.0835in" fo:margin-top="0in" fo:margin-bottom="0in" style:contextual-spacing="false" fo:text-indent="0in" style:auto-text-indent="false"/>
    </style:style>
    <style:style style:name="P105" style:family="paragraph" style:parent-style-name="Text_20_body" style:list-style-name="L126">
      <style:paragraph-properties fo:margin-left="0in" fo:margin-right="0.0835in" fo:margin-top="0in" fo:margin-bottom="0in" style:contextual-spacing="false" fo:text-indent="0in" style:auto-text-indent="false"/>
    </style:style>
    <style:style style:name="P106" style:family="paragraph" style:parent-style-name="Text_20_body" style:list-style-name="L127">
      <style:paragraph-properties fo:margin-left="0in" fo:margin-right="0.0835in" fo:margin-top="0in" fo:margin-bottom="0in" style:contextual-spacing="false" fo:text-indent="0in" style:auto-text-indent="false"/>
    </style:style>
    <style:style style:name="P107" style:family="paragraph" style:parent-style-name="Text_20_body" style:list-style-name="L128">
      <style:paragraph-properties fo:margin-left="0in" fo:margin-right="0.0835in" fo:margin-top="0in" fo:margin-bottom="0in" style:contextual-spacing="false" fo:text-indent="0in" style:auto-text-indent="false"/>
    </style:style>
    <style:style style:name="P108" style:family="paragraph" style:parent-style-name="Text_20_body" style:list-style-name="L129">
      <style:paragraph-properties fo:margin-left="0in" fo:margin-right="0.0835in" fo:margin-top="0in" fo:margin-bottom="0in" style:contextual-spacing="false" fo:text-indent="0in" style:auto-text-indent="false"/>
    </style:style>
    <style:style style:name="P109" style:family="paragraph" style:parent-style-name="Text_20_body" style:list-style-name="L130">
      <style:paragraph-properties fo:margin-left="0in" fo:margin-right="0.0835in" fo:margin-top="0in" fo:margin-bottom="0in" style:contextual-spacing="false" fo:text-indent="0in" style:auto-text-indent="false"/>
    </style:style>
    <style:style style:name="P110" style:family="paragraph" style:parent-style-name="Text_20_body" style:list-style-name="L131">
      <style:paragraph-properties fo:margin-left="0in" fo:margin-right="0.0835in" fo:margin-top="0in" fo:margin-bottom="0in" style:contextual-spacing="false" fo:text-indent="0in" style:auto-text-indent="false"/>
    </style:style>
    <style:style style:name="P111" style:family="paragraph" style:parent-style-name="Text_20_body" style:list-style-name="L132">
      <style:paragraph-properties fo:margin-left="0in" fo:margin-right="0.0835in" fo:margin-top="0in" fo:margin-bottom="0in" style:contextual-spacing="false" fo:text-indent="0in" style:auto-text-indent="false"/>
    </style:style>
    <style:style style:name="P112" style:family="paragraph" style:parent-style-name="Text_20_body" style:list-style-name="L133">
      <style:paragraph-properties fo:margin-left="0in" fo:margin-right="0.0835in" fo:margin-top="0in" fo:margin-bottom="0in" style:contextual-spacing="false" fo:text-indent="0in" style:auto-text-indent="false"/>
    </style:style>
    <style:style style:name="P113" style:family="paragraph" style:parent-style-name="Text_20_body" style:list-style-name="L134">
      <style:paragraph-properties fo:margin-left="0in" fo:margin-right="0.0835in" fo:margin-top="0in" fo:margin-bottom="0in" style:contextual-spacing="false" fo:text-indent="0in" style:auto-text-indent="false"/>
    </style:style>
    <style:style style:name="P114" style:family="paragraph" style:parent-style-name="Text_20_body" style:list-style-name="L135">
      <style:paragraph-properties fo:margin-left="0in" fo:margin-right="0.0835in" fo:margin-top="0in" fo:margin-bottom="0in" style:contextual-spacing="false" fo:text-indent="0in" style:auto-text-indent="false"/>
    </style:style>
    <style:style style:name="P115" style:family="paragraph" style:parent-style-name="Text_20_body" style:list-style-name="L136">
      <style:paragraph-properties fo:margin-left="0in" fo:margin-right="0.0835in" fo:margin-top="0in" fo:margin-bottom="0in" style:contextual-spacing="false" fo:text-indent="0in" style:auto-text-indent="false"/>
    </style:style>
    <style:style style:name="P116" style:family="paragraph" style:parent-style-name="Text_20_body" style:list-style-name="L137">
      <style:paragraph-properties fo:margin-left="0in" fo:margin-right="0.0835in" fo:margin-top="0in" fo:margin-bottom="0in" style:contextual-spacing="false" fo:text-indent="0in" style:auto-text-indent="false"/>
    </style:style>
    <style:style style:name="P117" style:family="paragraph" style:parent-style-name="Text_20_body" style:list-style-name="L138">
      <style:paragraph-properties fo:margin-left="0in" fo:margin-right="0.0835in" fo:margin-top="0in" fo:margin-bottom="0in" style:contextual-spacing="false" fo:text-indent="0in" style:auto-text-indent="false"/>
    </style:style>
    <style:style style:name="P118" style:family="paragraph" style:parent-style-name="Text_20_body" style:list-style-name="L139">
      <style:paragraph-properties fo:margin-left="0in" fo:margin-right="0.0835in" fo:margin-top="0in" fo:margin-bottom="0in" style:contextual-spacing="false" fo:text-indent="0in" style:auto-text-indent="false"/>
    </style:style>
    <style:style style:name="P119" style:family="paragraph" style:parent-style-name="Text_20_body" style:list-style-name="L140">
      <style:paragraph-properties fo:margin-left="0in" fo:margin-right="0.0835in" fo:margin-top="0in" fo:margin-bottom="0in" style:contextual-spacing="false" fo:text-indent="0in" style:auto-text-indent="false"/>
    </style:style>
    <style:style style:name="P120" style:family="paragraph" style:parent-style-name="Text_20_body" style:list-style-name="L141">
      <style:paragraph-properties fo:margin-left="0in" fo:margin-right="0.0835in" fo:margin-top="0in" fo:margin-bottom="0in" style:contextual-spacing="false" fo:text-indent="0in" style:auto-text-indent="false"/>
    </style:style>
    <style:style style:name="P121" style:family="paragraph" style:parent-style-name="Text_20_body" style:list-style-name="L142">
      <style:paragraph-properties fo:margin-left="0in" fo:margin-right="0.0835in" fo:margin-top="0in" fo:margin-bottom="0in" style:contextual-spacing="false" fo:text-indent="0in" style:auto-text-indent="false"/>
    </style:style>
    <style:style style:name="P122" style:family="paragraph" style:parent-style-name="Text_20_body" style:list-style-name="L143">
      <style:paragraph-properties fo:margin-left="0in" fo:margin-right="0.0835in" fo:margin-top="0in" fo:margin-bottom="0in" style:contextual-spacing="false" fo:text-indent="0in" style:auto-text-indent="false"/>
    </style:style>
    <style:style style:name="P123" style:family="paragraph" style:parent-style-name="Text_20_body" style:list-style-name="L144">
      <style:paragraph-properties fo:margin-left="0in" fo:margin-right="0.0835in" fo:margin-top="0in" fo:margin-bottom="0in" style:contextual-spacing="false" fo:text-indent="0in" style:auto-text-indent="false"/>
    </style:style>
    <style:style style:name="P124" style:family="paragraph" style:parent-style-name="Text_20_body" style:list-style-name="L145">
      <style:paragraph-properties fo:margin-left="0in" fo:margin-right="0.0835in" fo:margin-top="0in" fo:margin-bottom="0in" style:contextual-spacing="false" fo:text-indent="0in" style:auto-text-indent="false"/>
    </style:style>
    <style:style style:name="P125" style:family="paragraph" style:parent-style-name="Text_20_body" style:list-style-name="L146">
      <style:paragraph-properties fo:margin-left="0in" fo:margin-right="0.0835in" fo:margin-top="0in" fo:margin-bottom="0in" style:contextual-spacing="false" fo:text-indent="0in" style:auto-text-indent="false"/>
    </style:style>
    <style:style style:name="P126" style:family="paragraph" style:parent-style-name="Text_20_body" style:list-style-name="L147">
      <style:paragraph-properties fo:margin-left="0in" fo:margin-right="0.0835in" fo:margin-top="0in" fo:margin-bottom="0in" style:contextual-spacing="false" fo:text-indent="0in" style:auto-text-indent="false"/>
    </style:style>
    <style:style style:name="P127" style:family="paragraph" style:parent-style-name="Text_20_body" style:list-style-name="L148">
      <style:paragraph-properties fo:margin-left="0in" fo:margin-right="0.0835in" fo:margin-top="0in" fo:margin-bottom="0in" style:contextual-spacing="false" fo:text-indent="0in" style:auto-text-indent="false"/>
    </style:style>
    <style:style style:name="P128" style:family="paragraph" style:parent-style-name="Text_20_body" style:list-style-name="L149">
      <style:paragraph-properties fo:margin-left="0in" fo:margin-right="0.0835in" fo:margin-top="0in" fo:margin-bottom="0in" style:contextual-spacing="false" fo:text-indent="0in" style:auto-text-indent="false"/>
    </style:style>
    <style:style style:name="P129" style:family="paragraph" style:parent-style-name="Text_20_body" style:list-style-name="L150">
      <style:paragraph-properties fo:margin-left="0in" fo:margin-right="0.0835in" fo:margin-top="0in" fo:margin-bottom="0in" style:contextual-spacing="false" fo:text-indent="0in" style:auto-text-indent="false"/>
    </style:style>
    <style:style style:name="P130" style:family="paragraph" style:parent-style-name="Text_20_body" style:list-style-name="L151">
      <style:paragraph-properties fo:margin-left="0in" fo:margin-right="0.0835in" fo:margin-top="0in" fo:margin-bottom="0in" style:contextual-spacing="false" fo:text-indent="0in" style:auto-text-indent="false"/>
    </style:style>
    <style:style style:name="P131" style:family="paragraph" style:parent-style-name="Text_20_body" style:list-style-name="L152">
      <style:paragraph-properties fo:margin-left="0in" fo:margin-right="0.0835in" fo:margin-top="0in" fo:margin-bottom="0in" style:contextual-spacing="false" fo:text-indent="0in" style:auto-text-indent="false"/>
    </style:style>
    <style:style style:name="T1" style:family="text">
      <style:text-properties fo:color="#1890ff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1890ff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3" style:family="text">
      <style:text-properties fo:background-color="#ffffff" loext:char-shading-value="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10.1563in" draw:z-index="0"><draw:text-box fo:min-height="0.0161in"><text:p text:style-name="P79"><text:span text:style-name="T2">1. </text:span><text:a xlink:type="simple" xlink:href="https://leetcode.com/problems/two-sum" office:target-frame-name="_blank" xlink:show="new" text:style-name="Internet_20_link" text:visited-style-name="Visited_20_Internet_20_Link">Two Sum</text:a></text:p><text:list xml:id="list2455063362" text:style-name="L100"><text:list-item><text:p text:style-name="P80">2. <text:a xlink:type="simple" xlink:href="https://leetcode.com/problems/longest-substring-without-repeating-characters" office:target-frame-name="_blank" xlink:show="new" text:style-name="Internet_20_link" text:visited-style-name="Visited_20_Internet_20_Link"><text:span text:style-name="T1">Longest Substring Without Repeating Characters</text:span></text:a></text:p></text:list-item></text:list><text:list xml:id="list2181281261" text:style-name="L101"><text:list-item><text:p text:style-name="P81">3. <text:a xlink:type="simple" xlink:href="https://leetcode.com/problems/longest-palindromic-substring" office:target-frame-name="_blank" xlink:show="new" text:style-name="Internet_20_link" text:visited-style-name="Visited_20_Internet_20_Link"><text:span text:style-name="T1">Longest Palindromic Substring</text:span></text:a></text:p></text:list-item></text:list><text:list xml:id="list1050045107" text:style-name="L102"><text:list-item><text:p text:style-name="P82">4. <text:a xlink:type="simple" xlink:href="https://leetcode.com/problems/container-with-most-water" office:target-frame-name="_blank" xlink:show="new" text:style-name="Internet_20_link" text:visited-style-name="Visited_20_Internet_20_Link"><text:span text:style-name="T1">Container With Most Water</text:span></text:a></text:p></text:list-item></text:list><text:list xml:id="list1935838623" text:style-name="L103"><text:list-item><text:p text:style-name="P83">5. <text:a xlink:type="simple" xlink:href="https://leetcode.com/problems/3sum" office:target-frame-name="_blank" xlink:show="new" text:style-name="Internet_20_link" text:visited-style-name="Visited_20_Internet_20_Link"><text:span text:style-name="T1">3Sum</text:span></text:a></text:p></text:list-item></text:list><text:list xml:id="list796217433" text:style-name="L104"><text:list-item><text:p text:style-name="P84">6. <text:a xlink:type="simple" xlink:href="https://leetcode.com/problems/remove-nth-node-from-end-of-list" office:target-frame-name="_blank" xlink:show="new" text:style-name="Internet_20_link" text:visited-style-name="Visited_20_Internet_20_Link"><text:span text:style-name="T1">Remove Nth Node From End of List</text:span></text:a></text:p></text:list-item></text:list><text:list xml:id="list3259427963" text:style-name="L105"><text:list-item><text:p text:style-name="P85">7. <text:a xlink:type="simple" xlink:href="https://leetcode.com/problems/valid-parentheses" office:target-frame-name="_blank" xlink:show="new" text:style-name="Internet_20_link" text:visited-style-name="Visited_20_Internet_20_Link"><text:span text:style-name="T1">Valid Parentheses</text:span></text:a></text:p></text:list-item></text:list><text:list xml:id="list954791305" text:style-name="L106"><text:list-item><text:p text:style-name="P86">8. <text:a xlink:type="simple" xlink:href="https://leetcode.com/problems/merge-two-sorted-lists" office:target-frame-name="_blank" xlink:show="new" text:style-name="Internet_20_link" text:visited-style-name="Visited_20_Internet_20_Link"><text:span text:style-name="T1">Merge Two Sorted Lists</text:span></text:a></text:p></text:list-item></text:list><text:list xml:id="list3983091134" text:style-name="L107"><text:list-item><text:p text:style-name="P87">9. <text:a xlink:type="simple" xlink:href="https://leetcode.com/problems/merge-k-sorted-lists" office:target-frame-name="_blank" xlink:show="new" text:style-name="Internet_20_link" text:visited-style-name="Visited_20_Internet_20_Link"><text:span text:style-name="T1">Merge k Sorted Lists</text:span></text:a></text:p></text:list-item></text:list><text:list xml:id="list1763117909" text:style-name="L108"><text:list-item><text:p text:style-name="P88">10. <text:a xlink:type="simple" xlink:href="https://leetcode.com/problems/search-in-rotated-sorted-array" office:target-frame-name="_blank" xlink:show="new" text:style-name="Internet_20_link" text:visited-style-name="Visited_20_Internet_20_Link"><text:span text:style-name="T1">Search in Rotated Sorted Array</text:span></text:a></text:p></text:list-item></text:list><text:list xml:id="list3356711360" text:style-name="L109"><text:list-item><text:p text:style-name="P89">11. <text:a xlink:type="simple" xlink:href="https://leetcode.com/problems/combination-sum" office:target-frame-name="_blank" xlink:show="new" text:style-name="Internet_20_link" text:visited-style-name="Visited_20_Internet_20_Link"><text:span text:style-name="T1">Combination Sum</text:span></text:a></text:p></text:list-item></text:list><text:list xml:id="list2964832161" text:style-name="L110"><text:list-item><text:p text:style-name="P90">12. <text:a xlink:type="simple" xlink:href="https://leetcode.com/problems/rotate-image" office:target-frame-name="_blank" xlink:show="new" text:style-name="Internet_20_link" text:visited-style-name="Visited_20_Internet_20_Link"><text:span text:style-name="T1">Rotate Image</text:span></text:a></text:p></text:list-item></text:list><text:list xml:id="list615606313" text:style-name="L111"><text:list-item><text:p text:style-name="P91">13. <text:a xlink:type="simple" xlink:href="https://leetcode.com/problems/group-anagrams" office:target-frame-name="_blank" xlink:show="new" text:style-name="Internet_20_link" text:visited-style-name="Visited_20_Internet_20_Link"><text:span text:style-name="T1">Group Anagrams</text:span></text:a></text:p></text:list-item></text:list><text:list xml:id="list3254265949" text:style-name="L112"><text:list-item><text:p text:style-name="P92">14. <text:a xlink:type="simple" xlink:href="https://leetcode.com/problems/maximum-subarray" office:target-frame-name="_blank" xlink:show="new" text:style-name="Internet_20_link" text:visited-style-name="Visited_20_Internet_20_Link"><text:span text:style-name="T1">Maximum Subarray</text:span></text:a></text:p></text:list-item></text:list><text:list xml:id="list2054157163" text:style-name="L113"><text:list-item><text:p text:style-name="P93">15. <text:a xlink:type="simple" xlink:href="https://leetcode.com/problems/spiral-matrix" office:target-frame-name="_blank" xlink:show="new" text:style-name="Internet_20_link" text:visited-style-name="Visited_20_Internet_20_Link"><text:span text:style-name="T1">Spiral Matrix</text:span></text:a></text:p></text:list-item></text:list><text:list xml:id="list2507951399" text:style-name="L114"><text:list-item><text:p text:style-name="P94">16. <text:a xlink:type="simple" xlink:href="https://leetcode.com/problems/jump-game" office:target-frame-name="_blank" xlink:show="new" text:style-name="Internet_20_link" text:visited-style-name="Visited_20_Internet_20_Link"><text:span text:style-name="T1">Jump Game</text:span></text:a></text:p></text:list-item></text:list><text:list xml:id="list1953244786" text:style-name="L115"><text:list-item><text:p text:style-name="P95">17. <text:a xlink:type="simple" xlink:href="https://leetcode.com/problems/merge-intervals" office:target-frame-name="_blank" xlink:show="new" text:style-name="Internet_20_link" text:visited-style-name="Visited_20_Internet_20_Link"><text:span text:style-name="T1">Merge Intervals</text:span></text:a></text:p></text:list-item></text:list><text:list xml:id="list932695800" text:style-name="L116"><text:list-item><text:p text:style-name="P96">18. <text:a xlink:type="simple" xlink:href="https://leetcode.com/problems/insert-interval" office:target-frame-name="_blank" xlink:show="new" text:style-name="Internet_20_link" text:visited-style-name="Visited_20_Internet_20_Link"><text:span text:style-name="T1">Insert Interval</text:span></text:a></text:p></text:list-item></text:list><text:list xml:id="list1584410557" text:style-name="L117"><text:list-item><text:p text:style-name="P97">19. <text:a xlink:type="simple" xlink:href="https://leetcode.com/problems/unique-paths" office:target-frame-name="_blank" xlink:show="new" text:style-name="Internet_20_link" text:visited-style-name="Visited_20_Internet_20_Link"><text:span text:style-name="T1">Unique Paths</text:span></text:a></text:p></text:list-item></text:list><text:list xml:id="list1500108787" text:style-name="L118"><text:list-item><text:p text:style-name="P98">20. <text:a xlink:type="simple" xlink:href="https://leetcode.com/problems/climbing-stairs" office:target-frame-name="_blank" xlink:show="new" text:style-name="Internet_20_link" text:visited-style-name="Visited_20_Internet_20_Link"><text:span text:style-name="T1">Climbing Stairs</text:span></text:a></text:p></text:list-item></text:list><text:list xml:id="list1687277240" text:style-name="L119"><text:list-item><text:p text:style-name="P99">21. <text:a xlink:type="simple" xlink:href="https://leetcode.com/problems/set-matrix-zeroes" office:target-frame-name="_blank" xlink:show="new" text:style-name="Internet_20_link" text:visited-style-name="Visited_20_Internet_20_Link"><text:span text:style-name="T1">Set Matrix Zeroes</text:span></text:a></text:p></text:list-item></text:list><text:list xml:id="list2448654695" text:style-name="L120"><text:list-item><text:p text:style-name="P100">22. <text:a xlink:type="simple" xlink:href="https://leetcode.com/problems/minimum-window-substring" office:target-frame-name="_blank" xlink:show="new" text:style-name="Internet_20_link" text:visited-style-name="Visited_20_Internet_20_Link"><text:span text:style-name="T1">Minimum Window Substring</text:span></text:a></text:p></text:list-item></text:list><text:p text:style-name="P79"><text:span text:style-name="T2"/></text:p></draw:text-box></draw:frame></text:p>
      <text:section text:style-name="Sect1" text:name="footer-root">
        <text:p text:style-name="P3"/>
      </text:section>
      <text:list xml:id="list413981166" text:style-name="L77">
        <text:list-item>
          <text:p text:style-name="P57">23. <text:a xlink:type="simple" xlink:href="https://leetcode.com/problems/word-search" office:target-frame-name="_blank" xlink:show="new" text:style-name="Internet_20_link" text:visited-style-name="Visited_20_Internet_20_Link"><text:span text:style-name="T1">Word Search</text:span></text:a></text:p>
        </text:list-item>
      </text:list>
      <text:list xml:id="list1259623906" text:style-name="L78">
        <text:list-item>
          <text:p text:style-name="P58">24. <text:a xlink:type="simple" xlink:href="https://leetcode.com/problems/decode-ways" office:target-frame-name="_blank" xlink:show="new" text:style-name="Internet_20_link" text:visited-style-name="Visited_20_Internet_20_Link"><text:span text:style-name="T1">Decode Ways</text:span></text:a></text:p>
        </text:list-item>
      </text:list>
      <text:list xml:id="list2878507177" text:style-name="L79">
        <text:list-item>
          <text:p text:style-name="P59">25. <text:a xlink:type="simple" xlink:href="https://leetcode.com/problems/validate-binary-search-tree" office:target-frame-name="_blank" xlink:show="new" text:style-name="Internet_20_link" text:visited-style-name="Visited_20_Internet_20_Link"><text:span text:style-name="T1">Validate Binary Search Tree</text:span></text:a></text:p>
        </text:list-item>
      </text:list>
      <text:list xml:id="list3017324050" text:style-name="L80">
        <text:list-item>
          <text:p text:style-name="P60">26. <text:a xlink:type="simple" xlink:href="https://leetcode.com/problems/same-tree" office:target-frame-name="_blank" xlink:show="new" text:style-name="Internet_20_link" text:visited-style-name="Visited_20_Internet_20_Link"><text:span text:style-name="T1">Same Tree</text:span></text:a></text:p>
        </text:list-item>
      </text:list>
      <text:list xml:id="list1142046749" text:style-name="L81">
        <text:list-item>
          <text:p text:style-name="P61">27. <text:a xlink:type="simple" xlink:href="https://leetcode.com/problems/binary-tree-level-order-traversal" office:target-frame-name="_blank" xlink:show="new" text:style-name="Internet_20_link" text:visited-style-name="Visited_20_Internet_20_Link"><text:span text:style-name="T1">Binary Tree Level Order Traversal</text:span></text:a></text:p>
        </text:list-item>
      </text:list>
      <text:list xml:id="list1217656002" text:style-name="L82">
        <text:list-item>
          <text:p text:style-name="P62">28. <text:a xlink:type="simple" xlink:href="https://leetcode.com/problems/maximum-depth-of-binary-tree" office:target-frame-name="_blank" xlink:show="new" text:style-name="Internet_20_link" text:visited-style-name="Visited_20_Internet_20_Link"><text:span text:style-name="T1">Maximum Depth of Binary Tree</text:span></text:a></text:p>
        </text:list-item>
      </text:list>
      <text:list xml:id="list2020704289" text:style-name="L83">
        <text:list-item>
          <text:p text:style-name="P63">29. <text:a xlink:type="simple" xlink:href="https://leetcode.com/problems/construct-binary-tree-from-preorder-and-inorder-traversal" office:target-frame-name="_blank" xlink:show="new" text:style-name="Internet_20_link" text:visited-style-name="Visited_20_Internet_20_Link"><text:span text:style-name="T1">Construct Binary Tree from Preorder and Inorder Traversal</text:span></text:a></text:p>
        </text:list-item>
      </text:list>
      <text:list xml:id="list133084384" text:style-name="L84">
        <text:list-item>
          <text:p text:style-name="P64">30. <text:a xlink:type="simple" xlink:href="https://leetcode.com/problems/best-time-to-buy-and-sell-stock" office:target-frame-name="_blank" xlink:show="new" text:style-name="Internet_20_link" text:visited-style-name="Visited_20_Internet_20_Link"><text:span text:style-name="T1">Best Time to Buy and Sell Stock</text:span></text:a></text:p>
        </text:list-item>
      </text:list>
      <text:list xml:id="list2866032838" text:style-name="L85">
        <text:list-item>
          <text:p text:style-name="P65">31. <text:a xlink:type="simple" xlink:href="https://leetcode.com/problems/binary-tree-maximum-path-sum" office:target-frame-name="_blank" xlink:show="new" text:style-name="Internet_20_link" text:visited-style-name="Visited_20_Internet_20_Link"><text:span text:style-name="T1">Binary Tree Maximum Path Sum</text:span></text:a></text:p>
        </text:list-item>
      </text:list>
      <text:list xml:id="list513742217" text:style-name="L86">
        <text:list-item>
          <text:p text:style-name="P66">32. <text:a xlink:type="simple" xlink:href="https://leetcode.com/problems/valid-palindrome" office:target-frame-name="_blank" xlink:show="new" text:style-name="Internet_20_link" text:visited-style-name="Visited_20_Internet_20_Link"><text:span text:style-name="T1">Valid Palindrome</text:span></text:a></text:p>
        </text:list-item>
      </text:list>
      <text:list xml:id="list219132147" text:style-name="L87">
        <text:list-item>
          <text:p text:style-name="P67">33. <text:a xlink:type="simple" xlink:href="https://leetcode.com/problems/longest-consecutive-sequence" office:target-frame-name="_blank" xlink:show="new" text:style-name="Internet_20_link" text:visited-style-name="Visited_20_Internet_20_Link"><text:span text:style-name="T1">Longest Consecutive Sequence</text:span></text:a></text:p>
        </text:list-item>
      </text:list>
      <text:list xml:id="list3099349041" text:style-name="L88">
        <text:list-item>
          <text:p text:style-name="P68">34. <text:a xlink:type="simple" xlink:href="https://leetcode.com/problems/clone-graph" office:target-frame-name="_blank" xlink:show="new" text:style-name="Internet_20_link" text:visited-style-name="Visited_20_Internet_20_Link"><text:span text:style-name="T1">Clone Graph</text:span></text:a></text:p>
        </text:list-item>
      </text:list>
      <text:list xml:id="list4092750239" text:style-name="L89">
        <text:list-item>
          <text:p text:style-name="P69">35. <text:a xlink:type="simple" xlink:href="https://leetcode.com/problems/word-break" office:target-frame-name="_blank" xlink:show="new" text:style-name="Internet_20_link" text:visited-style-name="Visited_20_Internet_20_Link"><text:span text:style-name="T1">Word Break</text:span></text:a></text:p>
        </text:list-item>
      </text:list>
      <text:list xml:id="list2085301472" text:style-name="L90">
        <text:list-item>
          <text:p text:style-name="P70"><text:soft-page-break/>36. <text:a xlink:type="simple" xlink:href="https://leetcode.com/problems/linked-list-cycle" office:target-frame-name="_blank" xlink:show="new" text:style-name="Internet_20_link" text:visited-style-name="Visited_20_Internet_20_Link"><text:span text:style-name="T1">Linked List Cycle</text:span></text:a></text:p>
        </text:list-item>
      </text:list>
      <text:list xml:id="list3100988612" text:style-name="L91">
        <text:list-item>
          <text:p text:style-name="P71">37. <text:a xlink:type="simple" xlink:href="https://leetcode.com/problems/reorder-list" office:target-frame-name="_blank" xlink:show="new" text:style-name="Internet_20_link" text:visited-style-name="Visited_20_Internet_20_Link"><text:span text:style-name="T1">Reorder List</text:span></text:a></text:p>
        </text:list-item>
      </text:list>
      <text:list xml:id="list2513351076" text:style-name="L92">
        <text:list-item>
          <text:p text:style-name="P72">38. <text:a xlink:type="simple" xlink:href="https://leetcode.com/problems/maximum-product-subarray" office:target-frame-name="_blank" xlink:show="new" text:style-name="Internet_20_link" text:visited-style-name="Visited_20_Internet_20_Link"><text:span text:style-name="T1">Maximum Product Subarray</text:span></text:a></text:p>
        </text:list-item>
      </text:list>
      <text:list xml:id="list45491111" text:style-name="L93">
        <text:list-item>
          <text:p text:style-name="P73">39. <text:a xlink:type="simple" xlink:href="https://leetcode.com/problems/find-minimum-in-rotated-sorted-array" office:target-frame-name="_blank" xlink:show="new" text:style-name="Internet_20_link" text:visited-style-name="Visited_20_Internet_20_Link"><text:span text:style-name="T1">Find Minimum in Rotated Sorted Array</text:span></text:a></text:p>
        </text:list-item>
      </text:list>
      <text:list xml:id="list3652914505" text:style-name="L94">
        <text:list-item>
          <text:p text:style-name="P74">40. <text:a xlink:type="simple" xlink:href="https://leetcode.com/problems/reverse-bits" office:target-frame-name="_blank" xlink:show="new" text:style-name="Internet_20_link" text:visited-style-name="Visited_20_Internet_20_Link"><text:span text:style-name="T1">Reverse Bits</text:span></text:a></text:p>
        </text:list-item>
      </text:list>
      <text:list xml:id="list3055381459" text:style-name="L95">
        <text:list-item>
          <text:p text:style-name="P75">41. <text:a xlink:type="simple" xlink:href="https://leetcode.com/problems/number-of-1-bits" office:target-frame-name="_blank" xlink:show="new" text:style-name="Internet_20_link" text:visited-style-name="Visited_20_Internet_20_Link"><text:span text:style-name="T1">Number of 1 Bits</text:span></text:a></text:p>
        </text:list-item>
      </text:list>
      <text:list xml:id="list1273264960" text:style-name="L96">
        <text:list-item>
          <text:p text:style-name="P76">42. <text:a xlink:type="simple" xlink:href="https://leetcode.com/problems/house-robber" office:target-frame-name="_blank" xlink:show="new" text:style-name="Internet_20_link" text:visited-style-name="Visited_20_Internet_20_Link"><text:span text:style-name="T1">House Robber</text:span></text:a></text:p>
        </text:list-item>
      </text:list>
      <text:list xml:id="list3730572732" text:style-name="L97">
        <text:list-item>
          <text:p text:style-name="P77">43. <text:a xlink:type="simple" xlink:href="https://leetcode.com/problems/number-of-islands" office:target-frame-name="_blank" xlink:show="new" text:style-name="Internet_20_link" text:visited-style-name="Visited_20_Internet_20_Link"><text:span text:style-name="T1">Number of Islands</text:span></text:a></text:p>
        </text:list-item>
      </text:list>
      <text:list xml:id="list3271254577" text:style-name="L98">
        <text:list-item>
          <text:p text:style-name="P78">44. <text:a xlink:type="simple" xlink:href="https://leetcode.com/problems/reverse-linked-list" office:target-frame-name="_blank" xlink:show="new" text:style-name="Internet_20_link" text:visited-style-name="Visited_20_Internet_20_Link"><text:span text:style-name="T1">Reverse Linked List</text:span></text:a></text:p>
        </text:list-item>
        <text:list-item>
          <text:p text:style-name="P78"><text:span text:style-name="T1">45. </text:span><text:a xlink:type="simple" xlink:href="https://leetcode.com/problems/course-schedule" office:target-frame-name="_blank" xlink:show="new" text:style-name="Internet_20_link" text:visited-style-name="Visited_20_Internet_20_Link">Course Schedule</text:a></text:p>
        </text:list-item>
      </text:list>
      <text:list xml:id="list1651614352" text:style-name="L122">
        <text:list-item>
          <text:p text:style-name="P101">46. <text:a xlink:type="simple" xlink:href="https://leetcode.com/problems/implement-trie-prefix-tree" office:target-frame-name="_blank" xlink:show="new" text:style-name="Internet_20_link" text:visited-style-name="Visited_20_Internet_20_Link"><text:span text:style-name="T1">Implement Trie (Prefix Tree)</text:span></text:a></text:p>
        </text:list-item>
      </text:list>
      <text:list xml:id="list2978940925" text:style-name="L123">
        <text:list-item>
          <text:p text:style-name="P102">47. <text:a xlink:type="simple" xlink:href="https://leetcode.com/problems/design-add-and-search-words-data-structure" office:target-frame-name="_blank" xlink:show="new" text:style-name="Internet_20_link" text:visited-style-name="Visited_20_Internet_20_Link"><text:span text:style-name="T1">Design Add and Search Words Data Structure</text:span></text:a></text:p>
        </text:list-item>
      </text:list>
      <text:list xml:id="list1401197654" text:style-name="L124">
        <text:list-item>
          <text:p text:style-name="P103">48. <text:a xlink:type="simple" xlink:href="https://leetcode.com/problems/word-search-ii" office:target-frame-name="_blank" xlink:show="new" text:style-name="Internet_20_link" text:visited-style-name="Visited_20_Internet_20_Link"><text:span text:style-name="T1">Word Search II</text:span></text:a></text:p>
        </text:list-item>
      </text:list>
      <text:list xml:id="list920209235" text:style-name="L125">
        <text:list-item>
          <text:p text:style-name="P104">49. <text:a xlink:type="simple" xlink:href="https://leetcode.com/problems/house-robber-ii" office:target-frame-name="_blank" xlink:show="new" text:style-name="Internet_20_link" text:visited-style-name="Visited_20_Internet_20_Link"><text:span text:style-name="T1">House Robber II</text:span></text:a></text:p>
        </text:list-item>
      </text:list>
      <text:list xml:id="list568607610" text:style-name="L126">
        <text:list-item>
          <text:p text:style-name="P105">50. <text:a xlink:type="simple" xlink:href="https://leetcode.com/problems/contains-duplicate" office:target-frame-name="_blank" xlink:show="new" text:style-name="Internet_20_link" text:visited-style-name="Visited_20_Internet_20_Link"><text:span text:style-name="T1">Contains Duplicate</text:span></text:a></text:p>
        </text:list-item>
      </text:list>
      <text:list xml:id="list3004356489" text:style-name="L127">
        <text:list-item>
          <text:p text:style-name="P106">51. <text:a xlink:type="simple" xlink:href="https://leetcode.com/problems/invert-binary-tree" office:target-frame-name="_blank" xlink:show="new" text:style-name="Internet_20_link" text:visited-style-name="Visited_20_Internet_20_Link"><text:span text:style-name="T1">Invert Binary Tree</text:span></text:a></text:p>
        </text:list-item>
      </text:list>
      <text:list xml:id="list1113615137" text:style-name="L128">
        <text:list-item>
          <text:p text:style-name="P107">52. <text:a xlink:type="simple" xlink:href="https://leetcode.com/problems/kth-smallest-element-in-a-bst" office:target-frame-name="_blank" xlink:show="new" text:style-name="Internet_20_link" text:visited-style-name="Visited_20_Internet_20_Link"><text:span text:style-name="T1">Kth Smallest Element in a BST</text:span></text:a></text:p>
        </text:list-item>
      </text:list>
      <text:list xml:id="list2106035522" text:style-name="L129">
        <text:list-item>
          <text:p text:style-name="P108">53. <text:a xlink:type="simple" xlink:href="https://leetcode.com/problems/lowest-common-ancestor-of-a-binary-search-tree" office:target-frame-name="_blank" xlink:show="new" text:style-name="Internet_20_link" text:visited-style-name="Visited_20_Internet_20_Link"><text:span text:style-name="T1">Lowest Common Ancestor of a Binary Search Tree</text:span></text:a></text:p>
        </text:list-item>
      </text:list>
      <text:list xml:id="list2361458088" text:style-name="L130">
        <text:list-item>
          <text:p text:style-name="P109">54. <text:a xlink:type="simple" xlink:href="https://leetcode.com/problems/lowest-common-ancestor-of-a-binary-tree" office:target-frame-name="_blank" xlink:show="new" text:style-name="Internet_20_link" text:visited-style-name="Visited_20_Internet_20_Link"><text:span text:style-name="T1">Lowest Common Ancestor of a Binary Tree</text:span></text:a></text:p>
        </text:list-item>
      </text:list>
      <text:list xml:id="list3443673950" text:style-name="L131">
        <text:list-item>
          <text:p text:style-name="P110">55. <text:a xlink:type="simple" xlink:href="https://leetcode.com/problems/product-of-array-except-self" office:target-frame-name="_blank" xlink:show="new" text:style-name="Internet_20_link" text:visited-style-name="Visited_20_Internet_20_Link"><text:span text:style-name="T1">Product of Array Except Self</text:span></text:a></text:p>
        </text:list-item>
      </text:list>
      <text:list xml:id="list2332578145" text:style-name="L132">
        <text:list-item>
          <text:p text:style-name="P111">56. <text:a xlink:type="simple" xlink:href="https://leetcode.com/problems/valid-anagram" office:target-frame-name="_blank" xlink:show="new" text:style-name="Internet_20_link" text:visited-style-name="Visited_20_Internet_20_Link"><text:span text:style-name="T1">Valid Anagram</text:span></text:a></text:p>
        </text:list-item>
      </text:list>
      <text:list xml:id="list2745776808" text:style-name="L133">
        <text:list-item>
          <text:p text:style-name="P112">57. <text:a xlink:type="simple" xlink:href="https://leetcode.com/problems/meeting-rooms" office:target-frame-name="_blank" xlink:show="new" text:style-name="Internet_20_link" text:visited-style-name="Visited_20_Internet_20_Link"><text:span text:style-name="T1">Meeting Rooms</text:span></text:a></text:p>
        </text:list-item>
      </text:list>
      <text:list xml:id="list3936645061" text:style-name="L134">
        <text:list-item>
          <text:p text:style-name="P113">58. <text:a xlink:type="simple" xlink:href="https://leetcode.com/problems/meeting-rooms-ii" office:target-frame-name="_blank" xlink:show="new" text:style-name="Internet_20_link" text:visited-style-name="Visited_20_Internet_20_Link"><text:span text:style-name="T1">Meeting Rooms II</text:span></text:a></text:p>
        </text:list-item>
      </text:list>
      <text:list xml:id="list2314983118" text:style-name="L135">
        <text:list-item>
          <text:p text:style-name="P114">59. <text:a xlink:type="simple" xlink:href="https://leetcode.com/problems/graph-valid-tree" office:target-frame-name="_blank" xlink:show="new" text:style-name="Internet_20_link" text:visited-style-name="Visited_20_Internet_20_Link"><text:span text:style-name="T1">Graph Valid Tree</text:span></text:a></text:p>
        </text:list-item>
      </text:list>
      <text:list xml:id="list3993606158" text:style-name="L136">
        <text:list-item>
          <text:p text:style-name="P115">60. <text:a xlink:type="simple" xlink:href="https://leetcode.com/problems/missing-number" office:target-frame-name="_blank" xlink:show="new" text:style-name="Internet_20_link" text:visited-style-name="Visited_20_Internet_20_Link"><text:span text:style-name="T1">Missing Number</text:span></text:a></text:p>
        </text:list-item>
      </text:list>
      <text:list xml:id="list3281799428" text:style-name="L137">
        <text:list-item>
          <text:p text:style-name="P116">61. <text:a xlink:type="simple" xlink:href="https://leetcode.com/problems/alien-dictionary" office:target-frame-name="_blank" xlink:show="new" text:style-name="Internet_20_link" text:visited-style-name="Visited_20_Internet_20_Link"><text:span text:style-name="T1">Alien Dictionary</text:span></text:a></text:p>
        </text:list-item>
      </text:list>
      <text:list xml:id="list117869097" text:style-name="L138">
        <text:list-item>
          <text:p text:style-name="P117">62. <text:a xlink:type="simple" xlink:href="https://leetcode.com/problems/encode-and-decode-strings" office:target-frame-name="_blank" xlink:show="new" text:style-name="Internet_20_link" text:visited-style-name="Visited_20_Internet_20_Link"><text:span text:style-name="T1">Encode and Decode Strings</text:span></text:a></text:p>
        </text:list-item>
      </text:list>
      <text:list xml:id="list2581916167" text:style-name="L139">
        <text:list-item>
          <text:p text:style-name="P118">63. <text:a xlink:type="simple" xlink:href="https://leetcode.com/problems/find-median-from-data-stream" office:target-frame-name="_blank" xlink:show="new" text:style-name="Internet_20_link" text:visited-style-name="Visited_20_Internet_20_Link"><text:span text:style-name="T1">Find Median from Data Stream</text:span></text:a></text:p>
        </text:list-item>
      </text:list>
      <text:list xml:id="list1663695889" text:style-name="L140">
        <text:list-item>
          <text:p text:style-name="P119">64. <text:a xlink:type="simple" xlink:href="https://leetcode.com/problems/longest-increasing-subsequence" office:target-frame-name="_blank" xlink:show="new" text:style-name="Internet_20_link" text:visited-style-name="Visited_20_Internet_20_Link"><text:span text:style-name="T1">Longest Increasing Subsequence</text:span></text:a></text:p>
        </text:list-item>
      </text:list>
      <text:list xml:id="list1766067382" text:style-name="L141">
        <text:list-item>
          <text:p text:style-name="P120">65. <text:a xlink:type="simple" xlink:href="https://leetcode.com/problems/coin-change" office:target-frame-name="_blank" xlink:show="new" text:style-name="Internet_20_link" text:visited-style-name="Visited_20_Internet_20_Link"><text:span text:style-name="T1">Coin Change</text:span></text:a></text:p>
        </text:list-item>
      </text:list>
      <text:list xml:id="list815991220" text:style-name="L142">
        <text:list-item>
          <text:p text:style-name="P121">66. <text:a xlink:type="simple" xlink:href="https://leetcode.com/problems/number-of-connected-components-in-an-undirected-graph" office:target-frame-name="_blank" xlink:show="new" text:style-name="Internet_20_link" text:visited-style-name="Visited_20_Internet_20_Link"><text:span text:style-name="T1">Number of Connected Components in an Undirected Graph</text:span></text:a></text:p>
        </text:list-item>
      </text:list>
      <text:list xml:id="list656873460" text:style-name="L143">
        <text:list-item>
          <text:p text:style-name="P122">67. <text:a xlink:type="simple" xlink:href="https://leetcode.com/problems/counting-bits" office:target-frame-name="_blank" xlink:show="new" text:style-name="Internet_20_link" text:visited-style-name="Visited_20_Internet_20_Link"><text:span text:style-name="T1">Counting Bits</text:span></text:a></text:p>
        </text:list-item>
      </text:list>
      <text:list xml:id="list3565374336" text:style-name="L144">
        <text:list-item>
          <text:p text:style-name="P123">68. <text:a xlink:type="simple" xlink:href="https://leetcode.com/problems/top-k-frequent-elements" office:target-frame-name="_blank" xlink:show="new" text:style-name="Internet_20_link" text:visited-style-name="Visited_20_Internet_20_Link"><text:span text:style-name="T1">Top K Frequent Elements</text:span></text:a></text:p>
        </text:list-item>
      </text:list>
      <text:list xml:id="list563683698" text:style-name="L145">
        <text:list-item>
          <text:p text:style-name="P124">69. <text:a xlink:type="simple" xlink:href="https://leetcode.com/problems/sum-of-two-integers" office:target-frame-name="_blank" xlink:show="new" text:style-name="Internet_20_link" text:visited-style-name="Visited_20_Internet_20_Link"><text:span text:style-name="T1">Sum of Two Integers</text:span></text:a></text:p>
        </text:list-item>
      </text:list>
      <text:list xml:id="list1283659234" text:style-name="L146">
        <text:list-item>
          <text:p text:style-name="P125">70. <text:a xlink:type="simple" xlink:href="https://leetcode.com/problems/pacific-atlantic-water-flow" office:target-frame-name="_blank" xlink:show="new" text:style-name="Internet_20_link" text:visited-style-name="Visited_20_Internet_20_Link"><text:span text:style-name="T1">Pacific Atlantic Water Flow</text:span></text:a></text:p>
        </text:list-item>
      </text:list>
      <text:list xml:id="list4207840167" text:style-name="L147">
        <text:list-item>
          <text:p text:style-name="P126">71. <text:a xlink:type="simple" xlink:href="https://leetcode.com/problems/longest-repeating-character-replacement" office:target-frame-name="_blank" xlink:show="new" text:style-name="Internet_20_link" text:visited-style-name="Visited_20_Internet_20_Link"><text:span text:style-name="T1">Longest Repeating Character Replacement</text:span></text:a></text:p>
        </text:list-item>
      </text:list>
      <text:list xml:id="list3172236395" text:style-name="L148">
        <text:list-item>
          <text:p text:style-name="P127">72. <text:a xlink:type="simple" xlink:href="https://leetcode.com/problems/non-overlapping-intervals" office:target-frame-name="_blank" xlink:show="new" text:style-name="Internet_20_link" text:visited-style-name="Visited_20_Internet_20_Link"><text:span text:style-name="T1">Non-overlapping Intervals</text:span></text:a></text:p>
        </text:list-item>
      </text:list>
      <text:list xml:id="list1836888803" text:style-name="L149">
        <text:list-item>
          <text:p text:style-name="P128">73. <text:a xlink:type="simple" xlink:href="https://leetcode.com/problems/serialize-and-deserialize-bst" office:target-frame-name="_blank" xlink:show="new" text:style-name="Internet_20_link" text:visited-style-name="Visited_20_Internet_20_Link"><text:span text:style-name="T1">Serialize and Deserialize BST</text:span></text:a></text:p>
        </text:list-item>
      </text:list>
      <text:list xml:id="list110429948" text:style-name="L150">
        <text:list-item>
          <text:p text:style-name="P129">74. <text:a xlink:type="simple" xlink:href="https://leetcode.com/problems/subtree-of-another-tree" office:target-frame-name="_blank" xlink:show="new" text:style-name="Internet_20_link" text:visited-style-name="Visited_20_Internet_20_Link"><text:span text:style-name="T1">Subtree of Another Tree</text:span></text:a></text:p>
        </text:list-item>
      </text:list>
      <text:list xml:id="list4074502606" text:style-name="L151">
        <text:list-item>
          <text:p text:style-name="P130">75. <text:a xlink:type="simple" xlink:href="https://leetcode.com/problems/palindromic-substrings" office:target-frame-name="_blank" xlink:show="new" text:style-name="Internet_20_link" text:visited-style-name="Visited_20_Internet_20_Link"><text:span text:style-name="T1">Palindromic Substrings</text:span></text:a></text:p>
        </text:list-item>
      </text:list>
      <text:list xml:id="list2095001714" text:style-name="L152">
        <text:list-item>
          <text:p text:style-name="P131">76. <text:a xlink:type="simple" xlink:href="https://leetcode.com/problems/longest-common-subsequence" office:target-frame-name="_blank" xlink:show="new" text:style-name="Internet_20_link" text:visited-style-name="Visited_20_Internet_20_Link"><text:span text:style-name="T1">Longest Common Subsequence</text:span></text:a></text:p>
        </text:list-item>
      </text:list>
      <text:list xml:id="list52333001682032" text:continue-list="list3271254577" text:style-name="L98">
        <text:list-item>
          <text:p text:style-name="P78"><text:soft-page-break/><text:span text:style-name="T1"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f23cc" officeooo:paragraph-rsid="000f23cc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EETCODE BLIND 75 MUST SOLVED QUEST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5:17:31.751076224</meta:creation-date>
    <dc:date>2022-09-27T05:23:30.275631155</dc:date>
    <meta:editing-duration>PT6M1S</meta:editing-duration>
    <meta:editing-cycles>1</meta:editing-cycles>
    <meta:document-statistic meta:table-count="0" meta:image-count="0" meta:object-count="0" meta:page-count="3" meta:paragraph-count="78" meta:word-count="417" meta:character-count="2057" meta:non-whitespace-character-count="1793"/>
    <meta:generator>LibreOffice/7.3.5.2$Linux_X86_64 LibreOffice_project/30$Build-2</meta:generator>
  </office:meta>
</office:document-meta>
</file>